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方正兰亭黑简体" svg:font-family="方正兰亭黑简体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-asian="方正兰亭黑简体"/>
    </style:style>
    <style:style style:name="P2" style:family="paragraph" style:parent-style-name="Standard">
      <style:text-properties officeooo:rsid="0002e495" officeooo:paragraph-rsid="0002e495" style:font-name-asian="方正兰亭黑简体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我的中二小说</text:p>
      <text:p text:style-name="P1"/>
      <text:p text:style-name="P2">一、起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方正兰亭黑简体" svg:font-family="方正兰亭黑简体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23:26:20.325704826</meta:creation-date>
    <dc:date>2014-03-12T23:27:06.333188858</dc:date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11" meta:non-whitespace-character-count="10"/>
    <meta:generator>LibreOffice/4.1.5.3$Linux_X86_64 LibreOffice_project/410m0$Build-3</meta:generator>
  </office:meta>
</office:document-meta>
</file>